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BF000045B3000053CA8B571A5418E37C3E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char" svg:x="0.501cm" svg:y="0.337cm" svg:width="15.106cm" svg:height="18.159cm" draw:z-index="0"><draw:image xlink:href="Pictures/200000BF000045B3000053CA8B571A5418E37C3E.wm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8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8:23:34.485000000</meta:creation-date>
    <dc:date>2018-04-20T18:25:07.285000000</dc:date>
    <meta:editing-duration>PT1M3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2.6.2$Windows_X86_64 LibreOffice_project/a3100ed2409ebf1c212f5048fbe377c281438fdc</meta:generator>
  </office:meta>
</office:document-meta>
</file>